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2" draw:layer="layout" svg:width="5.7cm" svg:height="2.4cm" svg:x="2.8cm" svg:y="1.5cm">
            <text:p text:style-name="P1"><text:span text:style-name="T1">クラス</text:span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7cm" svg:height="2.4cm" svg:x="2.799cm" svg:y="3.8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7cm" svg:height="2.4cm" svg:x="2.799cm" svg:y="6.2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5.7cm" svg:height="2.4cm" svg:x="18.401cm" svg:y="1.501cm">
            <text:p text:style-name="P1"><text:span text:style-name="T1">クラス</text:span><text:span text:style-name="T1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7cm" svg:height="2.4cm" svg:x="18.4cm" svg:y="3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7cm" svg:height="2.4cm" svg:x="18.4cm" svg:y="6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5cm" svg:y1="5.1cm" svg:x2="18.3cm" svg:y2="5.1cm">
            <text:p/>
          </draw:line>
          <draw:frame draw:style-name="gr4" draw:layer="layout" svg:width="4.3cm" svg:height="1cm" svg:x="8.6cm" svg:y="3.7cm">
            <draw:text-box>
              <text:p>多重度(B→A)</text:p>
            </draw:text-box>
          </draw:frame>
          <draw:frame draw:style-name="gr4" draw:layer="layout" svg:width="4.3cm" svg:height="1cm" svg:x="13.9cm" svg:y="3.7cm">
            <draw:text-box>
              <text:p>多重度(A→B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7-20T13:49:04</meta:creation-date>
    <dc:date>2016-07-20T13:52:22</dc:date>
    <dc:creator>tokai </dc:creator>
    <meta:editing-duration>P0D</meta:editing-duration>
    <meta:editing-cycles>1</meta:editing-cycles>
    <meta:generator>LibreOffice/3.5$Linux_x86 LibreOffice_project/350m1$Build-2</meta:generator>
    <meta:document-statistic meta:object-count="10"/>
  </office:meta>
</office:document-meta>
</file>